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24</text:span><text:span text:style-name="a449" text:class-names=""/></text:p>
          </draw:text-box>
          <svg:title/>
          <svg:desc/>
        </draw:frame>
        <draw:frame draw:id="id85" presentation:style-name="a467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THE HOUSE WISDOM BUILT (24:1-9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RESCUE THE PERISHING (24:10-1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LIKE HONEY TO THE SOUL (24:13-1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DOWN SEVEN TIMES (24:15-16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86" presentation:style-name="a483" draw:name="Text Placeholder 3" svg:x="6.16319in" svg:y="2in" svg:width="4.61632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WHEN ENEMIES FALL (24:17-2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PARTIALITY AND PREPARATION (24:23-2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RETURN GOOD FOR EVIL (24:28-29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LEARN FROM THE LAZY (24:30-34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4</dc:title>
    <meta:initial-creator>David STRICKLAND</meta:initial-creator>
    <dc:creator>David STRICKLAND</dc:creator>
    <meta:creation-date>2020-02-22T19:31:50Z</meta:creation-date>
    <dc:date>2020-02-22T19:31:50Z</dc:date>
    <meta:template xlink:href="BibleStudy" xlink:type="simple"/>
    <meta:editing-cycles>1</meta:editing-cycles>
    <meta:editing-duration>PT0S</meta:editing-duration>
    <meta:document-statistic meta:paragraph-count="9" meta:word-count="63"/>
  </office:meta>
</office:document-meta>
</file>